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1A9113D8C8B9CC207E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P1" style:family="paragraph" style:parent-style-name="Standard">
      <loext:graphic-properties draw:fill="none"/>
      <style:paragraph-properties fo:margin-left="0.9cm" fo:margin-right="0.801cm" fo:margin-top="0.499cm" fo:margin-bottom="0.199cm" loext:contextual-spacing="false" fo:line-height="150%" fo:text-align="end" style:justify-single-word="false" fo:text-indent="0cm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0.9cm" fo:margin-right="0.801cm" fo:margin-top="0.499cm" fo:margin-bottom="0.101cm" loext:contextual-spacing="false" fo:line-height="150%" fo:text-align="justify" style:justify-single-word="false" fo:text-indent="0cm" style:auto-text-indent="false" fo:background-color="transparent"/>
    </style:style>
    <style:style style:name="P3" style:family="paragraph" style:parent-style-name="Standard" style:master-page-name="">
      <loext:graphic-properties draw:fill="none"/>
      <style:paragraph-properties fo:margin-left="0.9cm" fo:margin-right="0.801cm" fo:line-height="150%" fo:text-align="justify" style:justify-single-word="false" fo:text-indent="0cm" style:auto-text-indent="false" style:page-number="auto" fo:background-color="transparent"/>
    </style:style>
    <style:style style:name="P4" style:family="paragraph" style:parent-style-name="Frame_20_contents">
      <style:paragraph-properties fo:text-align="center" style:justify-single-word="false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e22e"/>
    </style:style>
    <style:style style:name="T2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2.822cm" fo:min-width="9.793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643cm" svg:y="6.018cm" svg:width="7.488cm" draw:z-index="2">
        <draw:text-box fo:min-height="3.494cm">
          <text:p text:style-name="P4"><text:database-display text:table-name="lista_adresowa_kl1ag2" text:table-type="table" text:column-name="Tytuł" text:database-name="lista_adresowa_kl1ag2">Pan</text:database-display><text:hidden-paragraph text:condition="ooow:![lista_adresowa_kl1ag2.lista_adresowa_kl1ag2.Tytuł]"/></text:p>
          <text:p text:style-name="P4"><text:database-display text:table-name="lista_adresowa_kl1ag2" text:table-type="table" text:column-name="Imię" text:database-name="lista_adresowa_kl1ag2">Jan</text:database-display><text:span text:style-name="T1"><text:s/></text:span><text:span text:style-name="T1"><text:database-display text:table-name="lista_adresowa_kl1ag2" text:table-type="table" text:column-name="Nazwisko" text:database-name="lista_adresowa_kl1ag2">Kowalski</text:database-display></text:span><text:span text:style-name="T1"><text:hidden-paragraph text:condition="ooow:![lista_adresowa_kl1ag2.lista_adresowa_kl1ag2.Imię] AND ![lista_adresowa_kl1ag2.lista_adresowa_kl1ag2.Nazwisko]"/></text:span></text:p>
          <text:p text:style-name="P4"><text:database-display text:table-name="lista_adresowa_kl1ag2" text:table-type="table" text:column-name="Linia adresu 1" text:database-name="lista_adresowa_kl1ag2">ul. Sienkiewicz 4a</text:database-display><text:hidden-paragraph text:condition="ooow:![lista_adresowa_kl1ag2.lista_adresowa_kl1ag2.Linia adresu 1]"/></text:p>
          <text:p text:style-name="P4"><text:database-display text:table-name="lista_adresowa_kl1ag2" text:table-type="table" text:column-name="Kod pocztowy" text:database-name="lista_adresowa_kl1ag2">27-600</text:database-display><text:span text:style-name="T1"><text:s/></text:span><text:span text:style-name="T1"><text:database-display text:table-name="lista_adresowa_kl1ag2" text:table-type="table" text:column-name="Miejscowość" text:database-name="lista_adresowa_kl1ag2">Sandomierz</text:database-display></text:span><text:span text:style-name="T1"><text:hidden-paragraph text:condition="ooow:![lista_adresowa_kl1ag2.lista_adresowa_kl1ag2.Kod pocztowy] AND ![lista_adresowa_kl1ag2.lista_adresowa_kl1ag2.Miejscowość]"/></text:span></text:p>
        </draw:text-box>
      </draw:frame>
      <text:p text:style-name="Standard"><draw:custom-shape text:anchor-type="paragraph" draw:z-index="0" draw:style-name="gr1" draw:text-style-name="P6" svg:width="10.293cm" svg:height="3.082cm" svg:x="3.122cm" svg:y="0.307cm"><text:p text:style-name="P5"><text:span text:style-name="T2">Zaproszenie</text:span></text:p><text:p text:style-name="P5"><text:span text:style-name="T2"/>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P3">Niniejszym mamy przyjemność zaprosić <text:database-display text:table-name="lista_adresowa_kl1ag2" text:table-type="table" text:column-name="Płeć" text:database-name="lista_adresowa_kl1ag2">Pana</text:database-display><text:s/>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1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24.507259295</meta:creation-date>
    <dc:date>2017-11-06T10:21:04.629288721</dc:date>
    <meta:editing-duration>PT12M28S</meta:editing-duration>
    <meta:editing-cycles>3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50" meta:character-count="401" meta:non-whitespace-character-count="358"/>
  </office:meta>
</office:document-meta>
</file>